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color="#99ccff" draw:fill-gradient-name="Gradient_20_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5000b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text-properties fo:color="#c90016" fo:font-family="'URW Bookman L'" style:font-pitch="variable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c90016" fo:font-family="'Liberation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c90016" fo:font-family="'URW Bookman L'" style:font-pitch="variable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786cm" svg:height="1.267cm" svg:x="2.607cm" svg:y="2.667cm">
          <draw:text-box>
            <text:p text:style-name="P1"><text:span text:style-name="T1">Qualyzer</text:span></text:p>
          </draw:text-box>
        </draw:frame>
        <draw:frame draw:style-name="gr3" draw:text-style-name="P3" draw:layer="layout" svg:width="5.09cm" svg:height="0.738cm" svg:x="4.278cm" svg:y="5.963cm">
          <draw:text-box>
            <text:p><text:span text:style-name="T2">McGill University</text:span></text:p>
          </draw:text-box>
        </draw:frame>
        <draw:custom-shape draw:style-name="gr4" draw:text-style-name="P1" draw:layer="layout" svg:width="9.46cm" svg:height="6.491cm" svg:x="0.286cm" svg:y="0.26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radial" draw:cx="0%" draw:cy="0%" draw:start-color="#99ccff" draw:end-color="#ffffff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embossed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1T09:28:19</meta:creation-date>
    <dc:date>2010-05-11T09:48:58</dc:date>
    <meta:editing-duration>PT00H15M55S</meta:editing-duration>
    <meta:editing-cycles>3</meta:editing-cycles>
    <meta:generator>OpenOffice.org/3.2$Unix OpenOffice.org_project/320m12$Build-9483</meta:generator>
    <meta:document-statistic meta:object-count="4"/>
  </office:meta>
</office:document-meta>
</file>